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paragraph-properties fo:margin-left="0.5in" fo:margin-right="0in" fo:text-indent="0in" style:auto-text-indent="false"/>
      <style:text-properties style:font-name="Courier New" fo:language="en" fo:country="US" officeooo:paragraph-rsid="0001677d"/>
    </style:style>
    <style:style style:name="P2" style:family="paragraph" style:parent-style-name="Text_20_body">
      <style:paragraph-properties fo:margin-left="0in" fo:margin-right="0in" fo:margin-top="0in" fo:margin-bottom="0.111in" style:contextual-spacing="false" fo:text-indent="0in" style:auto-text-indent="false"/>
      <style:text-properties style:font-name="Courier New" fo:language="en" fo:country="US" officeooo:rsid="00213eb8" officeooo:paragraph-rsid="0001677d"/>
    </style:style>
    <style:style style:name="P3" style:family="paragraph" style:parent-style-name="Standard">
      <style:paragraph-properties fo:margin-left="0in" fo:margin-right="0in" fo:margin-top="0in" fo:margin-bottom="0.111in" style:contextual-spacing="false" fo:text-indent="0in" style:auto-text-indent="false"/>
      <style:text-properties style:font-name="Courier New" fo:language="en" fo:country="US" officeooo:rsid="00213eb8" officeooo:paragraph-rsid="0001677d"/>
    </style:style>
    <style:style style:name="P4" style:family="paragraph" style:parent-style-name="Text_20_body">
      <style:paragraph-properties fo:margin-left="0in" fo:margin-right="0in" fo:margin-top="0in" fo:margin-bottom="0.111in" style:contextual-spacing="false" fo:text-indent="0in" style:auto-text-indent="false"/>
      <style:text-properties style:font-name="Courier New" fo:language="en" fo:country="US" officeooo:rsid="0026e8f2" officeooo:paragraph-rsid="0001677d"/>
    </style:style>
    <style:style style:name="P5" style:family="paragraph" style:parent-style-name="Text_20_body">
      <style:paragraph-properties fo:margin-left="0in" fo:margin-right="0in" fo:margin-top="0in" fo:margin-bottom="0.111in" style:contextual-spacing="false" fo:text-indent="0in" style:auto-text-indent="false"/>
      <style:text-properties style:font-name="Courier New" fo:language="en" fo:country="US" officeooo:rsid="0026e8f2" officeooo:paragraph-rsid="000e903f"/>
    </style:style>
    <style:style style:name="P6" style:family="paragraph" style:parent-style-name="Text_20_body">
      <style:paragraph-properties fo:margin-left="0in" fo:margin-right="0in" fo:margin-top="0in" fo:margin-bottom="0.111in" style:contextual-spacing="false" fo:text-indent="0in" style:auto-text-indent="false"/>
      <style:text-properties style:font-name="Courier New" fo:language="en" fo:country="US" officeooo:rsid="0005ded7" officeooo:paragraph-rsid="0005ded7"/>
    </style:style>
    <style:style style:name="P7" style:family="paragraph" style:parent-style-name="Text_20_body">
      <style:paragraph-properties fo:margin-left="0in" fo:margin-right="0in" fo:margin-top="0in" fo:margin-bottom="0.111in" style:contextual-spacing="false" fo:text-indent="0in" style:auto-text-indent="false"/>
      <style:text-properties style:font-name="Courier New" fo:language="en" fo:country="US" officeooo:rsid="000dec8a" officeooo:paragraph-rsid="000dec8a"/>
    </style:style>
    <style:style style:name="P8" style:family="paragraph" style:parent-style-name="Text_20_body">
      <style:paragraph-properties fo:margin-left="0in" fo:margin-right="0in" fo:margin-top="0in" fo:margin-bottom="0.111in" style:contextual-spacing="false" fo:text-indent="0in" style:auto-text-indent="false"/>
      <style:text-properties style:font-name="Courier New" fo:language="en" fo:country="US" officeooo:rsid="00118e9f" officeooo:paragraph-rsid="00118e9f"/>
    </style:style>
    <style:style style:name="P9" style:family="paragraph" style:parent-style-name="List_20_Paragraph">
      <style:paragraph-properties fo:margin-left="0.5in" fo:margin-right="0in" fo:text-indent="0in" style:auto-text-indent="false"/>
      <style:text-properties style:font-name="Courier New" officeooo:paragraph-rsid="0001677d"/>
    </style:style>
    <style:style style:name="P10" style:family="paragraph" style:parent-style-name="Text_20_body">
      <style:text-properties style:font-name="Courier New" officeooo:paragraph-rsid="0001677d"/>
    </style:style>
    <style:style style:name="P11" style:family="paragraph" style:parent-style-name="Standard">
      <style:text-properties style:font-name="Courier New" officeooo:paragraph-rsid="0001677d"/>
    </style:style>
    <style:style style:name="P12" style:family="paragraph" style:parent-style-name="Text_20_body">
      <style:text-properties style:font-name="Courier New" officeooo:rsid="002084e8" officeooo:paragraph-rsid="0001677d"/>
    </style:style>
    <style:style style:name="P13" style:family="paragraph" style:parent-style-name="Text_20_body">
      <style:text-properties style:font-name="Courier New" officeooo:rsid="00213eb8" officeooo:paragraph-rsid="0001677d"/>
    </style:style>
    <style:style style:name="P14" style:family="paragraph" style:parent-style-name="Text_20_body">
      <style:text-properties style:font-name="Courier New" officeooo:rsid="00021723" officeooo:paragraph-rsid="00021723"/>
    </style:style>
    <style:style style:name="P15" style:family="paragraph" style:parent-style-name="Text_20_body">
      <style:text-properties style:font-name="Courier New" officeooo:paragraph-rsid="00021723"/>
    </style:style>
    <style:style style:name="P16" style:family="paragraph" style:parent-style-name="Text_20_body">
      <style:text-properties style:font-name="Courier New" officeooo:paragraph-rsid="0015280e"/>
    </style:style>
    <style:style style:name="P17" style:family="paragraph" style:parent-style-name="Text_20_body">
      <style:text-properties style:font-name="Courier New" officeooo:rsid="0015280e" officeooo:paragraph-rsid="0015280e"/>
    </style:style>
    <style:style style:name="P18" style:family="paragraph" style:parent-style-name="Text_20_body">
      <style:text-properties style:font-name="Courier New" officeooo:rsid="0015280e" officeooo:paragraph-rsid="001681a5"/>
    </style:style>
    <style:style style:name="P19" style:family="paragraph" style:parent-style-name="Text_20_body">
      <style:text-properties style:font-name="Courier New" officeooo:rsid="001681a5" officeooo:paragraph-rsid="001681a5"/>
    </style:style>
    <style:style style:name="P20" style:family="paragraph" style:parent-style-name="Text_20_body">
      <style:text-properties style:font-name="Courier New" officeooo:rsid="0016871f" officeooo:paragraph-rsid="0016871f"/>
    </style:style>
    <style:style style:name="P21" style:family="paragraph" style:parent-style-name="Standard">
      <style:text-properties officeooo:paragraph-rsid="0001677d"/>
    </style:style>
    <style:style style:name="P22" style:family="paragraph" style:parent-style-name="Text_20_body" style:master-page-name="Standard">
      <style:paragraph-properties style:page-number="auto"/>
      <style:text-properties style:font-name="Courier New" officeooo:paragraph-rsid="0001677d"/>
    </style:style>
    <style:style style:name="T1" style:family="text">
      <style:text-properties officeooo:rsid="0024d640"/>
    </style:style>
    <style:style style:name="T2" style:family="text">
      <style:text-properties officeooo:rsid="002673d0"/>
    </style:style>
    <style:style style:name="T3" style:family="text">
      <style:text-properties style:font-name="Courier New"/>
    </style:style>
    <style:style style:name="T4" style:family="text">
      <style:text-properties officeooo:rsid="002084e8"/>
    </style:style>
    <style:style style:name="T5" style:family="text">
      <style:text-properties officeooo:rsid="00213eb8"/>
    </style:style>
    <style:style style:name="T6" style:family="text">
      <style:text-properties officeooo:rsid="0026e8f2"/>
    </style:style>
    <style:style style:name="T7" style:family="text">
      <style:text-properties officeooo:rsid="00021723"/>
    </style:style>
    <style:style style:name="T8" style:family="text">
      <style:text-properties officeooo:rsid="0003f26e"/>
    </style:style>
    <style:style style:name="T9" style:family="text">
      <style:text-properties officeooo:rsid="000a4584"/>
    </style:style>
    <style:style style:name="T10" style:family="text">
      <style:text-properties officeooo:rsid="000e903f"/>
    </style:style>
    <style:style style:name="T11" style:family="text">
      <style:text-properties officeooo:rsid="0010353b"/>
    </style:style>
    <style:style style:name="T12" style:family="text">
      <style:text-properties officeooo:rsid="0015280e"/>
    </style:style>
    <style:style style:name="T13" style:family="text">
      <style:text-properties officeooo:rsid="001681a5"/>
    </style:style>
    <style:style style:name="T14" style:family="text">
      <style:text-properties officeooo:rsid="001687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line-break/>| <text:span text:style-name="T1">DIY – doe een voorstel</text:span> |<text:line-break/>+------------------------+</text:p>
      <text:p text:style-name="P10"/>
      <text:p text:style-name="P10"/>
      <text:p text:style-name="P10">+-------------+<text:line-break/>| VDI vs SBC <text:s/>|<text:line-break/>+-------------+<text:line-break/>Virtual desktop infrastructure <text:span text:style-name="T12">uitwerken</text:span> met Server Based computing (of Terminal services.) <text:line-break/>Wat zijn de pros en cons. <text:line-break/>Kies open source FOSS-Cloud of Microsoft RDS.<text:line-break/><text:line-break/><text:span text:style-name="T1">Variant :<text:line-break/>Maak een examenomgevin</text:span><text:span text:style-name="T9">g</text:span><text:span text:style-name="T1"> voor de OM studenten examens excel </text:span><text:span text:style-name="T12">zoals </text:span><text:span text:style-name="T1">via citrix.<text:line-break/>PC is een "thin client", citrix omgeving in cloud met enkel excel beschikbaar + een browser naar canvas.</text:span></text:p>
      <text:p text:style-name="P15">+------------------+<text:line-break/>| <text:span text:style-name="T7">Face recognition</text:span> |<text:line-break/>+------------------+<text:line-break/><text:span text:style-name="T7">Schrijf een systeem dat een beperkt aantal verschillende gezichten kan herkennen (bv al uw teamleden) en dat aan de hand hiervan een korte Bio geeft</text:span></text:p>
      <text:p text:style-name="P10"/>
      <text:p text:style-name="P10">+-------------------------------------+<text:line-break/>| <text:span text:style-name="T7">Examentool </text:span><text:s text:c="25"/>|<text:line-break/>+-------------------------------------+</text:p>
      <text:p text:style-name="P14">Schrijf een vereenvoudigde versie van het examentool met volgende features:<text:line-break/>Na het opstarten <text:span text:style-name="T8">disabled het tooltje alle netwerkverbindingen.<text:line-break/>Het maakt een geencrypteerde log van veranderingen van de netwerkstatus en eventuele verbindingen<text:line-break/>Het draait op Windows, Linux en MacOS</text:span></text:p>
      <text:p text:style-name="P10"/>
      <text:p text:style-name="P21"><text:bookmark-start text:name="__DdeLink__403_996515060"/><text:span text:style-name="T3">+----------------------------------+<text:line-break/>| Videostreaming server <text:s text:c="10"/></text:span><text:bookmark-end text:name="__DdeLink__403_996515060"/><text:span text:style-name="T3"><text:s/>|<text:line-break/>+----------------------------------+</text:span></text:p>
      <text:p text:style-name="P11">Maak een web systeem waarbij je videos in een aantal formaten kan uploaden met title, categorie en een aantal tags. Die video's worden dan aangeboden in een catalogus en kunnen gestreamd worden met verschillende bitrates en verschillende resoluties voor verschillende soorten devices op diverse netwerken.</text:p>
      <text:p text:style-name="P1"><text:soft-page-break/>In de admin interface kan je video's ook wijzigen, verwijderen...</text:p>
      <text:p text:style-name="P9"/>
      <text:p text:style-name="P10"/>
      <text:p text:style-name="P10">+-------------------------+<text:line-break/>| Backup configuration <text:s text:c="3"/>|<text:line-break/>+-------------------------+</text:p>
      <text:p text:style-name="P10">Gebruik <text:span text:style-name="T2">open source solution</text:span> om een gecentraliseerde backup van systemen te configureren naar een SAN. <text:span text:style-name="T2">(Bacula ?)</text:span></text:p>
      <text:p text:style-name="P10">De backup server en backup database server worden op verschillende systemen geïnstalleerd.</text:p>
      <text:p text:style-name="P10">De systemen om te backuppen hebben minstens 2 verschillende OS, waarvan 1 db server en 1 webserver.<text:line-break/>Maak een aanvaardbaar backup schedule, beheer en monitor de backupconfiguratie via de verschillende admintools.<text:line-break/>Test ook een bare metal restore. (en recovery van de backup server)</text:p>
      <text:p text:style-name="P10"/>
      <text:p text:style-name="P10">+----------------+ <text:line-break/>| <text:span text:style-name="T4">Ubuntu snaps</text:span> <text:s text:c="2"/>|<text:line-break/>+----------------+ </text:p>
      <text:p text:style-name="P12">Explore the world of ubuntu snaps, <text:span text:style-name="T5">flatpak</text:span>, containerized software packages for desktop applications.</text:p>
      <text:p text:style-name="P13">...</text:p>
      <text:p text:style-name="P2">+-----------------------------------------------+ <text:line-break/>| <text:span text:style-name="T6">Low interaction vs high interaction honeypots</text:span> |<text:line-break/>+-----------------------------------------------+ </text:p>
      <text:p text:style-name="P6">Maak vergelijkende tests tussen verschillende honeypot systemen</text:p>
      <text:p text:style-name="P4"/>
      <text:p text:style-name="P4">+--------------------------+<text:line-break/>| Monitoring <text:s text:c="14"/>|<text:line-break/>+--------------------------+</text:p>
      <text:p text:style-name="P8">Vergelijk een aantal open source network monitoring tools (cacti, zabbix,…) Bekijk de integratie van Linux servers, Windows servers, routers, SNMP polling<text:line-break/></text:p>
      <text:p text:style-name="P5">+--------------------------+<text:line-break/>| <text:span text:style-name="T10">GNS3 <text:s text:c="5"/></text:span><text:s text:c="15"/>|<text:line-break/>+--------------------------+</text:p>
      <text:p text:style-name="P7"><text:soft-page-break/>Vereenvoudig de installatie en het gebruik van GNS3. Werk hier een basis opstelling uit met servers, cisco en vyos routers en switches en firewalls. <text:line-break/><text:span text:style-name="T11">Bekijk de deploy van GNS3 in een docker container en ook het gebruik van containers voor GNS3</text:span></text:p>
      <text:p text:style-name="P3"/>
      <text:p text:style-name="P10">+--------------+ <text:line-break/>| Kiosk mode <text:s text:c="2"/>|<text:line-break/>+--------------+ </text:p>
      <text:p text:style-name="P10">Maak een kiosk mode pakket voor ubuntu (laatste versie ).</text:p>
      <text:p text:style-name="P10">In kiosk modus is enkel een browser op een bepaalde pagina toegelaten (en geen andere pagina's) en werken er geen andere keyboard shortcuts meer (bv om de PC uit te zetten/ een andere tab te kiezen). De menus zijn ook niet meer beschikbaar.</text:p>
      <text:p text:style-name="P10">Een verborgen (instelbare) toetsencombinatie geeft de mogelijkheid om de kiosk mode uit te schakelen.</text:p>
      <text:p text:style-name="P10">Bij het uitschakelen van de kiosk modus werken alle vorige functies opnieuw. Maak een interface/configuratiebestand waarmee je de kiosk modus kan instellen.</text:p>
      <text:p text:style-name="P10">Je voorziet een source pakket en een deb bestand.</text:p>
      <text:p text:style-name="P10"/>
      <text:p text:style-name="P16">+--------------+ <text:line-break/>| <text:span text:style-name="T12">Custom Linux</text:span> |<text:line-break/>+--------------+</text:p>
      <text:p text:style-name="P17">Maak een custom installeerbare liveDVD van Ubuntu, waarin je een aantal "Hackbare vulnerabilities" voorziet en zoveel mogelijk tools om deze vulnerabilities te vinden (zoals bij Kali linux).</text:p>
      <text:p text:style-name="P17">Voorzie eventueel:</text:p>
      <text:p text:style-name="P17">- per vulnerability een aantal hints/tools om de vulnerabilities te vinden</text:p>
      <text:p text:style-name="P17">- een scoring systeem wanneer de vulnerabily gevonden wordt</text:p>
      <text:p text:style-name="P17"/>
      <text:p text:style-name="P17">Variant: Maak een zo klein mogelijke virtual machine met <text:span text:style-name="T14">enkele services. Voorzie </text:span>alle <text:span text:style-name="T14">nodige</text:span> server analyze/monitoring tools (zie ook bij Linux tuning). Zorg ervoor dat er op bepaalde tijdstippen of op aanvraag -tijdeli<text:span text:style-name="T14">j</text:span>k- iets mis gaat met de resources van de server.</text:p>
      <text:p text:style-name="P18">Doel is dat studenten leren om te zoeken naar<text:span text:style-name="T13"> de oorzaak van de problemen op de server</text:span> </text:p>
      <text:p text:style-name="P17"><text:soft-page-break/>Voorzie eventueel:</text:p>
      <text:p text:style-name="P18">-<text:span text:style-name="T13"> Schijf tijdelijk bijna vol</text:span></text:p>
      <text:p text:style-name="P18"><text:span text:style-name="T13">- </text:span><text:span text:style-name="T14">G</text:span>eheugen <text:span text:style-name="T13">tijdelijk </text:span>bijna vol</text:p>
      <text:p text:style-name="P19">- CPU tijdelijk 100%</text:p>
      <text:p text:style-name="P19">- Script met tijde<text:span text:style-name="T14">n</text:span>lijk oneindige loop</text:p>
      <text:p text:style-name="P19">- Tijdelijk 100% swappen</text:p>
      <text:p text:style-name="P20">- Tijdelijk teveel netwerkconnecties naar machine</text:p>
      <text:p text:style-name="P20">- Tijdelijk teveel netwerkverbindingen naar webserver</text:p>
      <text:p text:style-name="P19">- een scoring systeem wanneer de oorzaak gevonden word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B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B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02T20:30:57.893994556</meta:creation-date>
    <dc:date>2024-09-16T08:36:54.426911617</dc:date>
    <meta:editing-duration>PT28M19S</meta:editing-duration>
    <meta:editing-cycles>20</meta:editing-cycles>
    <meta:generator>LibreOffice/7.3.7.2$Linux_X86_64 LibreOffice_project/30$Build-2</meta:generator>
    <meta:document-statistic meta:table-count="0" meta:image-count="0" meta:object-count="0" meta:page-count="4" meta:paragraph-count="43" meta:word-count="682" meta:character-count="4801" meta:non-whitespace-character-count="4093"/>
  </office:meta>
</office:document-meta>
</file>